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rsid="000a086a" officeooo:paragraph-rsid="000a086a" style:font-size-asian="14pt" style:font-size-complex="14pt"/>
    </style:style>
    <style:style style:name="P2" style:family="paragraph" style:parent-style-name="Standard" style:list-style-name="L1">
      <style:text-properties fo:font-size="14pt" officeooo:rsid="000a086a" officeooo:paragraph-rsid="000a8e33" style:font-size-asian="14pt" style:font-size-complex="14pt"/>
    </style:style>
    <style:style style:name="P3" style:family="paragraph" style:parent-style-name="Standard" style:list-style-name="L1">
      <style:text-properties fo:font-size="14pt" officeooo:rsid="000a8e33" officeooo:paragraph-rsid="000a8e33" style:font-size-asian="14pt" style:font-size-complex="14pt"/>
    </style:style>
    <style:style style:name="P4" style:family="paragraph" style:parent-style-name="Standard" style:list-style-name="L1">
      <style:text-properties fo:color="#800000" fo:font-size="14pt" fo:font-style="italic" officeooo:rsid="000a086a" officeooo:paragraph-rsid="000a086a" style:font-size-asian="14pt" style:font-style-asian="italic" style:font-size-complex="14pt" style:font-style-complex="italic"/>
    </style:style>
    <style:style style:name="P5" style:family="paragraph" style:parent-style-name="Standard" style:list-style-name="L1">
      <style:text-properties fo:color="#800000" fo:font-size="14pt" fo:font-style="italic" officeooo:rsid="000a086a" officeooo:paragraph-rsid="000a8e33" style:font-size-asian="14pt" style:font-style-asian="italic" style:font-size-complex="14pt" style:font-style-complex="italic"/>
    </style:style>
    <style:style style:name="P6" style:family="paragraph" style:parent-style-name="Standard" style:list-style-name="L1">
      <style:text-properties fo:color="#800000" fo:font-size="14pt" fo:font-style="italic" officeooo:rsid="000cf36b" officeooo:paragraph-rsid="000cf36b" style:font-size-asian="14pt" style:font-style-asian="italic" style:font-size-complex="14pt" style:font-style-complex="italic"/>
    </style:style>
    <style:style style:name="T1" style:family="text">
      <style:text-properties officeooo:rsid="000a8e3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7170370461818182" text:style-name="L1">
        <text:list-item>
          <text:p text:style-name="P1">Install php</text:p>
          <text:p text:style-name="P4">sudo apt install php</text:p>
          <text:p text:style-name="P4"/>
        </text:list-item>
        <text:list-item>
          <text:p text:style-name="P1">Install composer</text:p>
          <text:p text:style-name="P4">sudo apt install composer</text:p>
          <text:p text:style-name="P6"><text:span text:style-name="T4">add</text:span> export PATH=$HOME/.composer/vendor/bin:$PATH <text:span text:style-name="T4">in .bashrc</text:span></text:p>
          <text:p text:style-name="P4"/>
        </text:list-item>
        <text:list-item>
          <text:p text:style-name="P1">Install laravel using composer</text:p>
          <text:p text:style-name="P4">composer global require "laravel/installer"</text:p>
          <text:p text:style-name="P4"/>
        </text:list-item>
        <text:list-item>
          <text:p text:style-name="P1">Create new project “blog” with laravel. This one does not work. HTTP Get is blocked by network.</text:p>
          <text:p text:style-name="P4">laravel new blog</text:p>
          <text:p text:style-name="P4"/>
        </text:list-item>
        <text:list-item>
          <text:p text:style-name="P1">Stop apache server. In fact, it is not needed. As showed below, we can use different port for laravel web app.</text:p>
          <text:p text:style-name="P4">/etc/init.d/apache2 stop</text:p>
          <text:p text:style-name="P1"/>
        </text:list-item>
        <text:list-item>
          <text:p text:style-name="P1">Create new project called “laravel”</text:p>
          <text:p text:style-name="P4">composer create-project laravel/laravel <text:s/>--prefer-dist</text:p>
          <text:p text:style-name="P4"/>
        </text:list-item>
        <text:list-item>
          <text:p text:style-name="P1">Install php packages required by laravel</text:p>
          <text:p text:style-name="P4">sudo apt install php-intl</text:p>
          <text:p text:style-name="P4">sudo apt install php-symfony_debug</text:p>
          <text:p text:style-name="P4">sudo apt install php-symfony</text:p>
          <text:p text:style-name="P4">sudo apt install php-uuid</text:p>
          <text:p text:style-name="P4">sudo apt install php-doctrine</text:p>
          <text:p text:style-name="P4">sudo apt install php-annotations</text:p>
          <text:p text:style-name="P4">sudo apt install php-libsodium</text:p>
          <text:p text:style-name="P4">sudo apt install php-amqplib</text:p>
          <text:p text:style-name="P4">sudo apt install php-console</text:p>
          <text:p text:style-name="P4">sudo apt install php-json</text:p>
          <text:p text:style-name="P4">sudo apt install php-dom</text:p>
          <text:p text:style-name="P1"/>
        </text:list-item>
        <text:list-item>
          <text:p text:style-name="P3">In the new project directory, create an .env file by using the sample file</text:p>
          <text:p text:style-name="P4">cp .env.example .env</text:p>
          <text:p text:style-name="P4"/>
        </text:list-item>
        <text:list-item>
          <text:p text:style-name="P3">Generate app key into file .env</text:p>
          <text:p text:style-name="P4">php artisan key:generate</text:p>
          <text:p text:style-name="P1"/>
        </text:list-item>
        <text:list-item>
          <text:p text:style-name="P3">Check app key in file .env</text:p>
          <text:p text:style-name="P5">vi .env<text:span text:style-name="T1"> </text:span></text:p>
          <text:p text:style-name="P2"/>
        </text:list-item>
        <text:list-item>
          <text:p text:style-name="P3">Run the sample app</text:p>
          <text:p text:style-name="P4"><text:soft-page-break/>php artisan serve</text:p>
          <text:p text:style-name="P4">php artisan serve --host 10.217.131.206:8080</text:p>
          <text:p text:style-name="P4">php artisan serve --host 10.217.131.206 --port 808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8:20.619888242</meta:creation-date>
    <dc:date>2018-01-25T17:24:18.757789278</dc:date>
    <meta:editing-duration>PT5M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29" meta:character-count="1244" meta:non-whitespace-character-count="1097"/>
  </office:meta>
</office:document-meta>
</file>